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rebuchet MS" svg:font-family="'Trebuchet MS', Arial, Helvetica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943" officeooo:paragraph-rsid="00037943"/>
    </style:style>
    <style:style style:name="P2" style:family="paragraph" style:parent-style-name="Standard">
      <style:text-properties fo:font-weight="bold" officeooo:rsid="00037943" officeooo:paragraph-rsid="00037943" style:font-weight-asian="bold" style:font-weight-complex="bold"/>
    </style:style>
    <style:style style:name="P3" style:family="paragraph" style:parent-style-name="Standard">
      <style:text-properties fo:font-weight="bold" officeooo:rsid="00066290" officeooo:paragraph-rsid="00066290" style:font-weight-asian="bold" style:font-weight-complex="bold"/>
    </style:style>
    <style:style style:name="P4" style:family="paragraph" style:parent-style-name="Standard">
      <style:text-properties officeooo:rsid="0004af68" officeooo:paragraph-rsid="0004af68"/>
    </style:style>
    <style:style style:name="P5" style:family="paragraph" style:parent-style-name="Standard">
      <style:text-properties fo:font-weight="normal" officeooo:rsid="00066290" officeooo:paragraph-rsid="00066290" style:font-weight-asian="normal" style:font-weight-complex="normal"/>
    </style:style>
    <style:style style:name="P6" style:family="paragraph" style:parent-style-name="Standard">
      <style:text-properties officeooo:rsid="00066290" officeooo:paragraph-rsid="00066290"/>
    </style:style>
    <style:style style:name="P7" style:family="paragraph" style:parent-style-name="Standard" style:list-style-name="L1">
      <style:text-properties officeooo:rsid="00037943" officeooo:paragraph-rsid="00037943"/>
    </style:style>
    <style:style style:name="P8" style:family="paragraph" style:parent-style-name="Standard">
      <style:text-properties officeooo:rsid="00037943" officeooo:paragraph-rsid="00066290"/>
    </style:style>
    <style:style style:name="P9" style:family="paragraph" style:parent-style-name="Standard" style:list-style-name="L1">
      <style:text-properties officeooo:rsid="0004af68" officeooo:paragraph-rsid="0004af68"/>
    </style:style>
    <style:style style:name="P10" style:family="paragraph" style:parent-style-name="Standard">
      <style:text-properties fo:font-weight="normal" officeooo:rsid="00066290" officeooo:paragraph-rsid="00066290" style:font-weight-asian="normal" style:font-weight-complex="normal"/>
    </style:style>
    <style:style style:name="P11" style:family="paragraph" style:parent-style-name="Text_20_body">
      <style:text-properties officeooo:paragraph-rsid="00066290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paragraph-rsid="0007f7ed"/>
    </style:style>
    <style:style style:name="T1" style:family="text">
      <style:text-properties officeooo:rsid="0004af68"/>
    </style:style>
    <style:style style:name="T2" style:family="text">
      <style:text-properties officeooo:rsid="00066290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bold" officeooo:rsid="0007f7ed" style:font-size-asian="12pt" style:font-size-complex="12pt" fo:padding="0cm" fo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officeooo:rsid="00066290" style:font-size-asian="12pt" style:font-size-complex="12pt" fo:padding="0cm" fo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6629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04040" style:font-name="inherit" fo:font-size="9.75pt" fo:letter-spacing="normal" fo:font-style="normal" fo:font-weight="bold" fo:padding="0cm" fo:border="none"/>
    </style:style>
    <style:style style:name="T8" style:family="text">
      <style:text-properties fo:font-variant="normal" fo:text-transform="none" fo:color="#404040" style:font-name="Helvetica Neue" fo:font-size="9.75pt" fo:letter-spacing="normal" fo:font-style="normal" fo:font-weight="normal"/>
    </style:style>
    <style:style style:name="T9" style:family="text">
      <style:text-properties fo:font-variant="normal" fo:text-transform="none" fo:color="#404040" style:font-name="Helvetica Neue" fo:font-size="9.75pt" fo:letter-spacing="normal" fo:font-style="italic" fo:font-weight="normal"/>
    </style:style>
    <style:style style:name="T10" style:family="text">
      <style:text-properties fo:font-variant="normal" fo:text-transform="none" fo:color="#007000" style:text-line-through-style="none" style:text-line-through-type="none" style:font-name="inherit" fo:font-size="9.75pt" fo:letter-spacing="normal" fo:font-style="normal" style:text-underline-style="none" fo:font-weight="normal" style:text-blinking="false" fo:padding="0cm" fo:border="none"/>
    </style:style>
    <style:style style:name="T11" style:family="text">
      <style:text-properties fo:color="#000000" fo:background-color="transparent" loext:char-shading-value="0"/>
    </style:style>
    <text:list-style style:name="L1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i Azevedo</text:p>
      <text:p text:style-name="P2"/>
      <text:p text:style-name="P1">Projeto de lei substitutivo por Eduardo Azevedo (PSDB-MG) que tipifica e criminaliza diferentes tipos de ações criminosas em redes privadas ou públicas de computadores. A lei também conhecida como “Lei Aze<text:span text:style-name="T2">v</text:span>edo” foi aprovada como projeto de lei em 10/07.</text:p>
      <text:p text:style-name="P1">A Lei Azeredo tipificava e estabelecia punições para crimes eletrônicos com criação e propagação de vírus, phishing, invasão de redes, acesso e divulgação de dados e pedofilia.</text:p>
      <text:p text:style-name="P1">Alguns dos principais pontos previstos pela lei determinava:</text:p>
      <text:list xml:id="list2818397031576703634" text:style-name="L1">
        <text:list-item>
          <text:p text:style-name="P7">Punição para acesso não autorizado, mediante a violação de segurança, redes de computadores, dispositivos de comunicação ou sistemas informatizados com pena de um a três anos de reclusão e multa.</text:p>
        </text:list-item>
        <text:list-item>
          <text:p text:style-name="P7">Transferência não autorizada de dados sem autorização dos titulares da rede, dispositivo ou sistema, com pena de um a três anos de reclusão e multa.</text:p>
        </text:list-item>
        <text:list-item>
          <text:p text:style-name="P7">Divulgação ou uso indivíduo de dados pessoais, <text:span text:style-name="T1">essa lei pune pessoas que tem acesso as informações e a utilizam de forma irregular, com um a dois anos de prisão e multa.</text:span></text:p>
        </text:list-item>
        <text:list-item>
          <text:p text:style-name="P9">Inserção ou difusão de código malicioso, pune quem propaga e cria vírus, reclusão de um a três anos e multa.</text:p>
        </text:list-item>
        <text:list-item>
          <text:p text:style-name="P9">Armazenamento por provedores, os provedores de acesso a internet tem de armazenar os dados sobre os acessos por 3 anos, pena de 2mil a 100mil reais a cada requisição não atendida.</text:p>
        </text:list-item>
      </text:list>
      <text:p text:style-name="P4"/>
      <text:p text:style-name="P4"><text:a xlink:type="simple" xlink:href="http://www.pucpr.br/comunicacao/noticias/geral/entenda_a_nova_lei_brasileira_para_crimes_de_informtica/" text:style-name="Internet_20_link" text:visited-style-name="Visited_20_Internet_20_Link">http://www.pucpr.br/comunicacao/noticias/geral/entenda_a_nova_lei_brasileira_para_crimes_de_informtica/</text:a></text:p>
      <text:p text:style-name="P4"/>
      <text:p text:style-name="P3">Lei 12.737/2012</text:p>
      <text:p text:style-name="P5"/>
      <text:p text:style-name="P5">Lei que altera o Código Penal e tipifica os tipos de crimes cibernéticos. Basicamente essa lei pune quem realiza acesso individuo a equipamentos informáticos alheios, conectados ou não a internet, a quem cria vírus ou divulga informação obtida ilicitamente. A nova Lei conhecida por “Carolina Dieckmann” prevê a pena de seis meses <text:span text:style-name="T11">a dois anos de reclusão, e aumenta-se a pena de um a dois terços se houver divulgação, conforme artigo 154-A do </text:span>código penal e pena pode ser ainda maior quando praticada contra políticos. A lei prevê que os provedores de acesso guardem as informações de log por pelo menos um ano.</text:p>
      <text:p text:style-name="P5"/>
      <text:p text:style-name="P5"><text:a xlink:type="simple" xlink:href="http://www.tjmt.jus.br/noticias/29323#.VPkUoN_088o" text:style-name="Internet_20_link" text:visited-style-name="Visited_20_Internet_20_Link">http://www.tjmt.jus.br/noticias/29323#.VPkUoN_088</text:a><text:a xlink:type="simple" xlink:href="http://www.tjmt.jus.br/noticias/29323#.VPkUoN_088o" text:style-name="Internet_20_link" text:visited-style-name="Visited_20_Internet_20_Link"><text:span text:style-name="T3">o</text:span></text:a> </text:p>
      <text:p text:style-name="P5"/>
      <text:p text:style-name="P11"><text:span text:style-name="Strong_20_Emphasis"><text:span text:style-name="T4">Definição</text:span></text:span><text:span text:style-name="Strong_20_Emphasis"><text:span text:style-name="T5">: </text:span></text:span><text:span text:style-name="T6">Ações como invasão de computadores, roubo de senhas e conteúdo de e-mails, além da comercialização do material obtido de forma ilegal.</text:span></text:p>
      <text:p text:style-name="P8"/>
      <text:p text:style-name="P6">Embora essas leis punam as pessoas que as descumprem, é muito fácil ver que a dificuldade de encontrar o culpado é muito difícil devido a tecnologia ser muito volátil em relação a informação da internet, dessa forma não basta que acreditemos que a lei sempre punirá quando formos atacados, porque não sabemos se o criminoso será encontrado, assim fica evidente que é muito importante que os próprios usuários se conscientizem das informações que eles disponibilizam na internet, e da forma que lidam com seus aparelhos eletrônicos, como por exemplo: sempre ter uma senha de bloqueio para celulares, tablets, etc...</text:p>
      <text:p text:style-name="P6">Dá a entender que ambas as leis são muito similares porém a última só entrou em vigor devido a uma tragédia que veio a acontecer, se anteriormente a lei Azevedo tivesse sido aprovada, talvez hoje em dia haveria mais conscientização sobre a ética na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rebuchet MS" svg:font-family="'Trebuchet MS', Arial, Helvetica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3:34:09.622322323</meta:creation-date>
    <dc:date>2015-03-06T17:16:41.677362877</dc:date>
    <meta:editing-duration>PT22M3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491" meta:character-count="3101" meta:non-whitespace-character-count="2630"/>
  </office:meta>
</office:document-meta>
</file>